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f60e5" officeooo:paragraph-rsid="000f60e5"/>
    </style:style>
    <style:style style:name="P2" style:family="paragraph" style:parent-style-name="Header">
      <style:text-properties officeooo:rsid="001a08a2" officeooo:paragraph-rsid="001a08a2"/>
    </style:style>
    <style:style style:name="P3" style:family="paragraph" style:parent-style-name="Standard">
      <style:text-properties officeooo:rsid="00112fff" officeooo:paragraph-rsid="00112fff"/>
    </style:style>
    <style:style style:name="P4" style:family="paragraph" style:parent-style-name="Standard">
      <style:text-properties officeooo:rsid="00112fff" officeooo:paragraph-rsid="0050c8b8"/>
    </style:style>
    <style:style style:name="P5" style:family="paragraph" style:parent-style-name="Standard">
      <style:text-properties officeooo:rsid="00117839" officeooo:paragraph-rsid="00117839"/>
    </style:style>
    <style:style style:name="P6" style:family="paragraph" style:parent-style-name="Standard">
      <style:paragraph-properties fo:text-align="center" style:justify-single-word="false"/>
      <style:text-properties fo:font-weight="bold" officeooo:rsid="00112fff" officeooo:paragraph-rsid="00112fff" style:font-weight-asian="bold" style:font-weight-complex="bold"/>
    </style:style>
    <style:style style:name="P7" style:family="paragraph" style:parent-style-name="Standard">
      <style:text-properties officeooo:rsid="0028e1aa" officeooo:paragraph-rsid="0028e1aa"/>
    </style:style>
    <style:style style:name="P8" style:family="paragraph" style:parent-style-name="Standard">
      <style:text-properties officeooo:rsid="003548fa" officeooo:paragraph-rsid="003548fa"/>
    </style:style>
    <style:style style:name="P9" style:family="paragraph" style:parent-style-name="Standard">
      <style:text-properties officeooo:rsid="001e11eb" officeooo:paragraph-rsid="0038c61b"/>
    </style:style>
    <style:style style:name="P10" style:family="paragraph" style:parent-style-name="Standard">
      <style:text-properties officeooo:rsid="0013e3aa" officeooo:paragraph-rsid="0038c61b"/>
    </style:style>
    <style:style style:name="P11" style:family="paragraph" style:parent-style-name="Standard">
      <style:text-properties officeooo:rsid="00183de2" officeooo:paragraph-rsid="0038c61b"/>
    </style:style>
    <style:style style:name="P12" style:family="paragraph" style:parent-style-name="Standard">
      <style:text-properties officeooo:rsid="003ad454" officeooo:paragraph-rsid="0042181d"/>
    </style:style>
    <style:style style:name="P13" style:family="paragraph" style:parent-style-name="Standard">
      <style:text-properties officeooo:rsid="003de221" officeooo:paragraph-rsid="003de221"/>
    </style:style>
    <style:style style:name="P14" style:family="paragraph" style:parent-style-name="Standard">
      <style:text-properties officeooo:rsid="0050c8b8" officeooo:paragraph-rsid="0050c8b8"/>
    </style:style>
    <style:style style:name="P15" style:family="paragraph" style:parent-style-name="Standard">
      <style:text-properties officeooo:rsid="004e1c8a" officeooo:paragraph-rsid="0049a0d5"/>
    </style:style>
    <style:style style:name="P16" style:family="paragraph" style:parent-style-name="Standard">
      <style:text-properties officeooo:rsid="0056548d" officeooo:paragraph-rsid="0050c8b8"/>
    </style:style>
    <style:style style:name="P17" style:family="paragraph" style:parent-style-name="Standard">
      <style:text-properties officeooo:rsid="0058d155" officeooo:paragraph-rsid="0058d155"/>
    </style:style>
    <style:style style:name="P18" style:family="paragraph" style:parent-style-name="Standard" style:master-page-name="">
      <style:paragraph-properties fo:margin-left="0.5in" fo:margin-right="0in" fo:text-indent="0in" style:auto-text-indent="false" style:page-number="auto"/>
      <style:text-properties officeooo:rsid="0034115d" officeooo:paragraph-rsid="0034115d"/>
    </style:style>
    <style:style style:name="P19" style:family="paragraph" style:parent-style-name="Standard" style:master-page-name="">
      <style:paragraph-properties fo:margin-left="0.5in" fo:margin-right="0in" fo:text-indent="0in" style:auto-text-indent="false" style:page-number="auto"/>
      <style:text-properties officeooo:rsid="0020c9f8" officeooo:paragraph-rsid="0038c61b"/>
    </style:style>
    <style:style style:name="P20" style:family="paragraph" style:parent-style-name="Standard" style:master-page-name="">
      <style:paragraph-properties fo:margin-left="0.5in" fo:margin-right="0in" fo:text-indent="0in" style:auto-text-indent="false" style:page-number="auto"/>
      <style:text-properties officeooo:rsid="00183de2" officeooo:paragraph-rsid="0038c61b"/>
    </style:style>
    <style:style style:name="P21" style:family="paragraph" style:parent-style-name="Standard" style:master-page-name="">
      <style:paragraph-properties fo:margin-left="0.5in" fo:margin-right="0in" fo:text-indent="0in" style:auto-text-indent="false" style:page-number="auto"/>
      <style:text-properties officeooo:rsid="003c3be1" officeooo:paragraph-rsid="003c3be1"/>
    </style:style>
    <style:style style:name="P22" style:family="paragraph" style:parent-style-name="Standard" style:master-page-name="">
      <style:paragraph-properties fo:margin-left="0.5in" fo:margin-right="0in" fo:text-indent="0in" style:auto-text-indent="false" style:page-number="auto"/>
      <style:text-properties officeooo:rsid="0049a0d5" officeooo:paragraph-rsid="0049a0d5"/>
    </style:style>
    <style:style style:name="P23" style:family="paragraph" style:parent-style-name="Standard">
      <style:paragraph-properties fo:margin-left="0.5in" fo:margin-right="0in" fo:text-indent="0in" style:auto-text-indent="false"/>
      <style:text-properties officeooo:rsid="0034115d" officeooo:paragraph-rsid="0034115d"/>
    </style:style>
    <style:style style:name="P24" style:family="paragraph" style:parent-style-name="Standard">
      <style:paragraph-properties fo:margin-left="0.5in" fo:margin-right="0in" fo:text-indent="0in" style:auto-text-indent="false"/>
      <style:text-properties officeooo:rsid="0028e1aa" officeooo:paragraph-rsid="002a2160"/>
    </style:style>
    <style:style style:name="P25" style:family="paragraph" style:parent-style-name="Standard">
      <style:paragraph-properties fo:margin-left="0.5in" fo:margin-right="0in" fo:text-indent="0in" style:auto-text-indent="false"/>
      <style:text-properties officeooo:rsid="0033d996" officeooo:paragraph-rsid="0038c61b"/>
    </style:style>
    <style:style style:name="P26" style:family="paragraph" style:parent-style-name="Standard">
      <style:paragraph-properties fo:margin-left="0.5in" fo:margin-right="0in" fo:text-indent="0in" style:auto-text-indent="false"/>
      <style:text-properties officeooo:rsid="0013e3aa" officeooo:paragraph-rsid="0038c61b"/>
    </style:style>
    <style:style style:name="P27" style:family="paragraph" style:parent-style-name="Standard">
      <style:paragraph-properties fo:margin-left="0.5in" fo:margin-right="0in" fo:text-indent="0in" style:auto-text-indent="false"/>
      <style:text-properties officeooo:rsid="001a74d8" officeooo:paragraph-rsid="0038c61b"/>
    </style:style>
    <style:style style:name="P28" style:family="paragraph" style:parent-style-name="Standard">
      <style:paragraph-properties fo:margin-left="0.5in" fo:margin-right="0in" fo:text-indent="0in" style:auto-text-indent="false"/>
      <style:text-properties officeooo:rsid="00183de2" officeooo:paragraph-rsid="0038c61b"/>
    </style:style>
    <style:style style:name="P29" style:family="paragraph" style:parent-style-name="Standard">
      <style:paragraph-properties fo:margin-left="0.5in" fo:margin-right="0in" fo:text-indent="0in" style:auto-text-indent="false"/>
      <style:text-properties officeooo:rsid="002e47d2" officeooo:paragraph-rsid="0038c61b"/>
    </style:style>
    <style:style style:name="P30" style:family="paragraph" style:parent-style-name="Standard">
      <style:paragraph-properties fo:margin-left="0.5in" fo:margin-right="0in" fo:text-indent="0in" style:auto-text-indent="false"/>
      <style:text-properties officeooo:rsid="003c3be1" officeooo:paragraph-rsid="003c3be1"/>
    </style:style>
    <style:style style:name="P31" style:family="paragraph" style:parent-style-name="Standard">
      <style:paragraph-properties fo:margin-left="0.5in" fo:margin-right="0in" fo:text-indent="0in" style:auto-text-indent="false"/>
      <style:text-properties officeooo:rsid="0049a0d5" officeooo:paragraph-rsid="0049a0d5"/>
    </style:style>
    <style:style style:name="P32" style:family="paragraph" style:parent-style-name="Standard" style:master-page-name="">
      <style:paragraph-properties fo:margin-left="1in" fo:margin-right="0in" fo:text-indent="0in" style:auto-text-indent="false" style:page-number="auto"/>
      <style:text-properties officeooo:rsid="00248e7c" officeooo:paragraph-rsid="0038c61b"/>
    </style:style>
    <style:style style:name="P33" style:family="paragraph" style:parent-style-name="Standard">
      <style:paragraph-properties fo:margin-left="0in" fo:margin-right="0in" fo:text-indent="0in" style:auto-text-indent="false"/>
      <style:text-properties officeooo:rsid="001e11eb" officeooo:paragraph-rsid="0038c61b"/>
    </style:style>
    <style:style style:name="P34" style:family="paragraph" style:parent-style-name="Standard">
      <style:text-properties officeooo:rsid="00486246" officeooo:paragraph-rsid="0059a7a5"/>
    </style:style>
    <style:style style:name="T1" style:family="text">
      <style:text-properties officeooo:rsid="00594fb5"/>
    </style:style>
    <style:style style:name="T2" style:family="text">
      <style:text-properties officeooo:rsid="001c3633"/>
    </style:style>
    <style:style style:name="T3" style:family="text">
      <style:text-properties officeooo:rsid="001e11eb"/>
    </style:style>
    <style:style style:name="T4" style:family="text">
      <style:text-properties officeooo:rsid="001f0263"/>
    </style:style>
    <style:style style:name="T5" style:family="text">
      <style:text-properties officeooo:rsid="00220e94"/>
    </style:style>
    <style:style style:name="T6" style:family="text">
      <style:text-properties fo:font-style="italic" style:font-style-asian="italic" style:font-style-complex="italic"/>
    </style:style>
    <style:style style:name="T7" style:family="text">
      <style:text-properties fo:font-style="italic" officeooo:rsid="001c3633" style:font-style-asian="italic" style:font-style-complex="italic"/>
    </style:style>
    <style:style style:name="T8" style:family="text">
      <style:text-properties fo:font-style="italic" officeooo:rsid="001e11eb" style:font-style-asian="italic" style:font-style-complex="italic"/>
    </style:style>
    <style:style style:name="T9" style:family="text">
      <style:text-properties fo:font-style="italic" officeooo:rsid="001f0263" style:font-style-asian="italic" style:font-style-complex="italic"/>
    </style:style>
    <style:style style:name="T10" style:family="text">
      <style:text-properties fo:font-style="italic" officeooo:rsid="005506db" style:font-style-asian="italic" style:font-style-complex="italic"/>
    </style:style>
    <style:style style:name="T11" style:family="text">
      <style:text-properties officeooo:rsid="00302dc2"/>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f0263"/>
    </style:style>
    <style:style style:name="T14" style:family="text">
      <style:text-properties officeooo:rsid="003f25ad"/>
    </style:style>
    <style:style style:name="T15" style:family="text">
      <style:text-properties officeooo:rsid="0041cdd1"/>
    </style:style>
    <style:style style:name="T16" style:family="text">
      <style:text-properties officeooo:rsid="0042181d"/>
    </style:style>
    <style:style style:name="T17" style:family="text">
      <style:text-properties fo:color="#ff0000"/>
    </style:style>
    <style:style style:name="T18" style:family="text">
      <style:text-properties fo:color="#ff0000" officeooo:rsid="00567ab3"/>
    </style:style>
    <style:style style:name="T19" style:family="text">
      <style:text-properties officeooo:rsid="0046f6d0"/>
    </style:style>
    <style:style style:name="T20" style:family="text">
      <style:text-properties officeooo:rsid="0049a0d5"/>
    </style:style>
    <style:style style:name="T21" style:family="text">
      <style:text-properties officeooo:rsid="005261c8"/>
    </style:style>
    <style:style style:name="T22" style:family="text">
      <style:text-properties officeooo:rsid="005506db"/>
    </style:style>
    <style:style style:name="T23" style:family="text">
      <style:text-properties officeooo:rsid="00584a88"/>
    </style:style>
    <style:style style:name="T24" style:family="text">
      <style:text-properties officeooo:rsid="00595c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tup <text:span text:style-name="T5">VM for </text:span>kernel:</text:p>
      <text:p text:style-name="P5"/>
      <text:p text:style-name="P12"><text:span text:style-name="T16">The Virtual Machine used was Qemu-KVM. </text:span>To create an image for the VM, do the following:</text:p>
      <text:p text:style-name="P21">IMG=<text:span text:style-name="T14">kernel-4.11-vm2</text:span>.img </text:p>
      <text:p text:style-name="P30">DIR=mount-point.dir </text:p>
      <text:p text:style-name="P30">qemu-img create $IMG 1g </text:p>
      <text:p text:style-name="P30">mkfs.ext2 $IMG </text:p>
      <text:p text:style-name="P30">mkdir $DIR </text:p>
      <text:p text:style-name="P30">sudo mount -o loop $IMG $DIR </text:p>
      <text:p text:style-name="P30">sudo debootstrap --arch amd64 jessie $DIR </text:p>
      <text:p text:style-name="P30">sudo umount $DIR </text:p>
      <text:p text:style-name="P30">rmdir $DIR</text:p>
      <text:p text:style-name="P13"><text:span text:style-name="T17">Unfortunately, this seemed to result in a </text:span><text:span text:style-name="T18">VM that required the </text:span><text:span text:style-name="T17">password from the host computer, which is unknown.</text:span> <text:span text:style-name="T15">Thus, a previously prepared image was used.</text:span></text:p>
      <text:p text:style-name="P13"/>
      <text:p text:style-name="P7">To start the VM <text:span text:style-name="T23">(here called “kernel-4.11-vm.img”)</text:span>:</text:p>
      <text:p text:style-name="P18">#Clear cache</text:p>
      <text:p text:style-name="P23">sudo sync &amp;&amp; sudo echo 3 | sudo tee /proc/sys/vm/drop_caches</text:p>
      <text:p text:style-name="P24">qemu-system-x86_64 -m 1G -cpu host -enable-kvm -drive file=~/Desktop/<text:span text:style-name="T12">kernel-4.11-vm.img</text:span>, throttling.iops-total=100000</text:p>
      <text:p text:style-name="P24"/>
      <text:p text:style-name="P10">To set up the VM with kernel 4.11, <text:span text:style-name="T2">do</text:span> the following <text:span text:style-name="T2">step</text:span>s inside <text:span text:style-name="T2">the Qemu</text:span> VM:</text:p>
      <text:p text:style-name="P10"><text:span text:style-name="T7">Step 1: </text:span><text:span text:style-name="T2">First time setup (getting the kernel).</text:span></text:p>
      <text:p text:style-name="P19">#Goes to home directory, for simplicity.</text:p>
      <text:p text:style-name="P25">cd</text:p>
      <text:p text:style-name="P26">wget https://www.kernel.org/pub/linux/kernel/v4.x/linux-4.11.tar.xz</text:p>
      <text:p text:style-name="P27">tar xf linux-4.11.tar.xz</text:p>
      <text:p text:style-name="P32"><text:span text:style-name="T11">(Note: </text:span>For kernel version 4.12, simply change instances of 4.11.<text:span text:style-name="T11">)</text:span></text:p>
      <text:p text:style-name="P11"><text:span text:style-name="T8">Step 2</text:span><text:span text:style-name="T6">: </text:span><text:span text:style-name="T3">Make and Reboot.</text:span></text:p>
      <text:p text:style-name="P20">cd ~/linux-4.11</text:p>
      <text:p text:style-name="P28">cp /boot/config-$(uname -r ) .config</text:p>
      <text:p text:style-name="P28">make menuconfig</text:p>
      <text:p text:style-name="P28">sudo make -j 4 &amp;&amp; sudo make modules_install -j &amp;&amp; sudo make install -j 4</text:p>
      <text:p text:style-name="P29"><text:tab/>#If the make is successful, then reboot:</text:p>
      <text:p text:style-name="P28">sudo reboot</text:p>
      <text:p text:style-name="P9"><text:span text:style-name="T6">Step 3: </text:span><text:span text:style-name="T4">Run</text:span> code.</text:p>
      <text:p text:style-name="P9"><text:span text:style-name="T6">Step 4:</text:span> <text:span text:style-name="T13">Edit code.</text:span><text:span text:style-name="T4"> </text:span></text:p>
      <text:p text:style-name="P33"><text:span text:style-name="T9">Step 5:</text:span><text:span text:style-name="T4"> Restart at Step 2 as needed</text:span>.</text:p>
      <text:p text:style-name="P3"/>
      <text:p text:style-name="P3"/>
      <text:p text:style-name="P6">Setup experiments on kernel:</text:p>
      <text:p text:style-name="P5"/>
      <text:p text:style-name="P34">The program used to test experiments was ImageMagick, which is already installed inside most Linux machines. <text:span text:style-name="T20">This was run on a 4.3 GB picture of a galaxy., retrieved online using the following:</text:span></text:p>
      <text:p text:style-name="P22"><text:soft-page-break/>wget https://cdn.spacetelescope.org/archives/images/publicationjpg/heic0602a.jpg</text:p>
      <text:p text:style-name="P31"/>
      <text:p text:style-name="P15">Most changes were inside linux-4.11/mm/vmscan.c: shrink_page_list() on line 948, which deals with page faults. Printk statements were added to print information to the screen. If there was an overfill, the command “dmesg” could be piped into “less” to allow the user to scroll through the output.</text:p>
      <text:p text:style-name="P3"/>
      <text:p text:style-name="P3"/>
      <text:p text:style-name="P6">Setup other (YCSB):</text:p>
      <text:p text:style-name="P5"/>
      <text:p text:style-name="P8">Unfortunately, the portion known as “Mapkeeper” did not have current documentation, so a previously-made image was used, <text:span text:style-name="T19">instead</text:span>.</text:p>
      <text:p text:style-name="P3"/>
      <text:p text:style-name="P3"/>
      <text:p text:style-name="P6">Other findings:</text:p>
      <text:p text:style-name="P5"/>
      <text:p text:style-name="P14">Main changes <text:span text:style-name="T22">inside </text:span><text:span text:style-name="T10">shrink_page_list()</text:span>:</text:p>
      <text:p text:style-name="P14">A fixed number of VMA's (virtual memory <text:span text:style-name="T21">addresses) were recorded in an array, starting from the current task. During the while-loop which checks each page, the page is checked for presence in any of the VMA's. If the page is found inside a VMA, the count for that VMA is incremented, and the newest count of pages for that VMA is printed.</text:span></text:p>
      <text:p text:style-name="P16"/>
      <text:p text:style-name="P1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f60e5" officeooo:paragraph-rsid="000f60e5"/>
    </style:style>
    <style:style style:name="MP2" style:family="paragraph" style:parent-style-name="Header">
      <style:text-properties officeooo:rsid="001a08a2" officeooo:paragraph-rsid="001a08a2"/>
    </style:style>
    <style:style style:name="MT1" style:family="text">
      <style:text-properties officeooo:rsid="00594fb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hristopher Feener</text:p>
        <text:p text:style-name="MP1">Summer Research Report</text:p>
        <text:p text:style-name="MP2">August <text:span text:style-name="MT1">2</text:span>, 2017</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0:54:32.899955928</meta:creation-date>
    <dc:date>2017-08-02T10:49:55.451905621</dc:date>
    <meta:editing-duration>PT2H9M58S</meta:editing-duration>
    <meta:editing-cycles>83</meta:editing-cycles>
    <meta:generator>LibreOffice/4.2.8.2$Linux_X86_64 LibreOffice_project/420m0$Build-2</meta:generator>
    <meta:document-statistic meta:table-count="0" meta:image-count="0" meta:object-count="0" meta:page-count="2" meta:paragraph-count="45" meta:word-count="383" meta:character-count="2494" meta:non-whitespace-character-count="2147"/>
  </office:meta>
</office:document-meta>
</file>